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4.1366in"/>
    </style:style>
    <style:style style:name="co3" style:family="table-column">
      <style:table-column-properties fo:break-before="auto" style:column-width="2.2272in"/>
    </style:style>
    <style:style style:name="co4" style:family="table-column">
      <style:table-column-properties fo:break-before="auto" style:column-width="1.798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 style:data-style-name="N1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138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OFE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8080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VENT <text:s/>SOLUCION PARA INHALA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00906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ERIDENO 2MG TABLET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0100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AMINA AMP DE 2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0823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500 Mg/2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08237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100 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1426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 20MG/2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24285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26478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2706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296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 X 50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042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0573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096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476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52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 2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575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 <text:s/>GOTA 0.3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96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</text:p>
          </table:table-cell>
          <table:table-cell office:value-type="string" calcext:value-type="string">
            <text:p>AGUA DESTILADA</text:p>
          </table:table-cell>
          <table:table-cell office:value-type="string" calcext:value-type="string">
            <text:p>500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0398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04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0721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174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174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 GOTA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277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5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448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 ACIDO ACETIL</text:p>
          </table:table-cell>
          <table:table-cell office:value-type="string" calcext:value-type="string">
            <text:p>COMPRIMIDOS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78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 INYEC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518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ION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518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53549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AMETAS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546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6064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</text:p>
          </table:table-cell>
          <table:table-cell office:value-type="string" calcext:value-type="string">
            <text:p>HEPARINA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6549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6642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ATO DE MAGNESIO SOLUCION INYECTABLE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6815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6837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DIPROPIONATO 50MCG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078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GUA DESTILADA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414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 EN AGUA DESTILADA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49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IMUCIL SOL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01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1474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482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551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ZODONA CLORHIDRATO 50 MG TABLETAS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0896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658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 250 MG 5 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89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6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058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05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090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3036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3923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<text:s/>X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578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SOD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<text:s/>10 EN AGUA DESTILADA <text:s/>X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97625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8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LITR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99983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2059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1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403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TABLETAS 10MG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86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PERID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2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119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1390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F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1833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ROFLOXACINA 100 MG 10 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19151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21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<text:s/>40mg AMP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2531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40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3246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 <text:s/>B02BF0087 <text:s text:c="2"/>2003855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A K</text:p>
          </table:table-cell>
          <table:table-cell/>
          <table:table-cell office:value-type="string" calcext:value-type="string">
            <text:p>FITOMENADIONA</text:p>
          </table:table-cell>
          <table:table-cell office:value-type="string" calcext:value-type="string">
            <text:p>U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035947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3651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ODIPINO 30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5124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250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3685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ENA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1992420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390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370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 JO6ASO177</text:p>
          </table:table-cell>
          <table:table-cell office:value-type="string" calcext:value-type="string">
            <text:p>SUEROANTIOFIDICO</text:p>
          </table:table-cell>
          <table:table-cell office:value-type="string" calcext:value-type="string">
            <text:p>POLIVALENTE</text:p>
          </table:table-cell>
          <table:table-cell/>
          <table:table-cell office:value-type="string" calcext:value-type="string">
            <text:p>M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/2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600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ITROMICINA 200 MG PP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927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ACI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SOLUCION ORAL 20M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DOVUDINA SOLUCION ORAL 10 MG/ML.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725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ZO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 DE 50 MG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267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ALUM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776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013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NIDAZOL SUSP 250 MG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251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OVUL BLISTER X 21 TAB</text:p>
          </table:table-cell>
          <table:table-cell office:value-type="string" calcext:value-type="string">
            <text:p>BLISTER</text:p>
          </table:table-cell>
          <table:table-cell table:number-columns-repeated="2" office:value-type="string" calcext:value-type="string">
            <text:p>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7411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JARA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1057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TOTIFENO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180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TRIAXONA AMP DE 1 G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25064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NBUTIL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95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1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95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5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15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2606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TATO DE RINGER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343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390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TO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719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RGI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19986406-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 600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829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 250 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921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440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456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0589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070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488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497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5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497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5895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O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77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ANOL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1999302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46883-45 - 199468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FERTY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/>
          <table:table-cell office:value-type="string" calcext:value-type="string">
            <text:p>09X500</text:p>
          </table:table-cell>
          <table:table-cell office:value-type="string" calcext:value-type="string">
            <text:p>M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RIM AMPOLLA</text:p>
          </table:table-cell>
          <table:table-cell table:number-columns-repeated="3" office:value-type="string" calcext:value-type="string">
            <text:p>AMPOL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ICILINA 0.5 G</text:p>
          </table:table-cell>
          <table:table-cell office:value-type="string" calcext:value-type="string">
            <text:p><text:s/>POLVO PARA 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500 M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0MG/2ML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RATROPIO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.02MG/DOSIS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ANT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977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AZOLAM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5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DE ALUMINIO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9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ONOGESTREL 0.75 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0.75mg</text:p>
          </table:table-cell>
          <table:table-cell office:value-type="string" calcext:value-type="string">
            <text:p>TABLETAS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68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ICILINA SODIC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PIDOGE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3188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TANIL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5CGX</text:p>
          </table:table-cell>
          <table:table-cell office:value-type="string" calcext:value-type="string">
            <text:p>10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893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80MG</text:p>
          </table:table-cell>
          <table:table-cell office:value-type="string" calcext:value-type="string">
            <text:p>2M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434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86458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float" office:value="1518020107" calcext:value-type="float">
            <text:p>151802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DA NELATON 1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IDAD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75 MG TABLETAS R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75Mg TABLETA</text:p>
          </table:table-cell>
          <table:table-cell office:value-type="string" calcext:value-type="string">
            <text:p>TABLETA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004699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 CLORHIDRATO 100 MG S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 /20 ml</text:p>
          </table:table-cell>
          <table:table-cell office:value-type="string" calcext:value-type="string">
            <text:p>AMPOL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ATADINA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TABLET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DO DE ALUMINIO 4% + HIDR</text:p>
          </table:table-cell>
          <table:table-cell office:value-type="string" calcext:value-type="string">
            <text:p>FR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SCO</text:p>
          </table:table-cell>
          <table:table-cell table:number-columns-repeated="16378"/>
        </table:table-row>
        <table:table-row table:style-name="ro1" table:number-rows-repeated="1093">
          <table:table-cell table:number-columns-repeated="16384"/>
        </table:table-row>
        <table:table-row table:style-name="ro1">
          <table:table-cell table:number-columns-repeated="3"/>
          <table:table-cell table:formula="of:=[.D1242]" office:value-type="float" office:value="0" calcext:value-type="float">
            <text:p>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44:39.090294564</meta:creation-date>
    <dc:date>2024-12-12T10:47:29.602919259</dc:date>
    <meta:editing-duration>PT2M51S</meta:editing-duration>
    <meta:editing-cycles>1</meta:editing-cycles>
    <meta:document-statistic meta:table-count="1" meta:cell-count="880" meta:object-count="0"/>
    <meta:generator>LibreOffice/24.8.3.2$Linux_X86_64 LibreOffice_project/480$Build-2</meta:generator>
  </office:meta>
</office:document-meta>
</file>